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style:font-size-asian="14pt" style:font-size-complex="14pt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26760e" officeooo:paragraph-rsid="00267c6e" style:font-size-asian="14pt" style:font-size-complex="14pt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rsid="001e0439" officeooo:paragraph-rsid="00267c6e" fo:background-color="transparent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" fo:font-size="14pt" officeooo:paragraph-rsid="00267c6e" fo:background-color="transparent" style:font-size-asian="14pt" style:font-size-complex="14pt"/>
    </style:style>
    <style:style style:name="P6" style:family="paragraph" style:parent-style-name="Heading_20_1">
      <style:paragraph-properties fo:text-align="center" style:justify-single-word="false"/>
      <style:text-properties style:font-name="Times New Roman" officeooo:paragraph-rsid="00267c6e"/>
    </style:style>
    <style:style style:name="T1" style:family="text">
      <style:text-properties style:text-position="super 58%" officeooo:rsid="001e0439"/>
    </style:style>
    <style:style style:name="T2" style:family="text">
      <style:text-properties officeooo:rsid="001e0439"/>
    </style:style>
    <style:style style:name="T3" style:family="text">
      <style:text-properties officeooo:rsid="0024c48b"/>
    </style:style>
    <style:style style:name="T4" style:family="text">
      <style:text-properties officeooo:rsid="002676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1" text:name="Билет"/>
      </text:user-field-decls>
      <text:h text:style-name="P6" text:outline-level="1">Вопросы <text:span text:style-name="T3">к зачету </text:span>по курсу </text:h>
      <text:h text:style-name="P6" text:outline-level="1">«Моделирование антенн и микроволновых устройств»</text:h>
      <text:list xml:id="list2534772320" text:style-name="L1">
        <text:list-header>
          <text:p text:style-name="P2"/>
        </text:list-header>
        <text:list-item>
          <text:p text:style-name="P2"> Этапы построения электродинамической модели.</text:p>
        </text:list-item>
        <text:list-item>
          <text:p text:style-name="P3"><text:span text:style-name="T2"> </text:span>Классы электродинамических задач.</text:p>
        </text:list-item>
        <text:list-item>
          <text:p text:style-name="P3"><text:span text:style-name="T2"> </text:span>Прямая и обратная задачи электродинамики.</text:p>
        </text:list-item>
        <text:list-item>
          <text:p text:style-name="P2"> Внутренняя и внешняя задачи электродинамики.</text:p>
        </text:list-item>
        <text:list-item>
          <text:p text:style-name="P2"> Методы электродинамического моделирования. Частотная и временная области моделирования.</text:p>
        </text:list-item>
        <text:list-item>
          <text:p text:style-name="P2"> Проблемы и сложности электродинамического моделирования.</text:p>
        </text:list-item>
        <text:list-item>
          <text:p text:style-name="P4"> Конечно-разностные схемы численного расчета производной.</text:p>
        </text:list-item>
        <text:list-item>
          <text:p text:style-name="P4"> Одномерный метод конечных разностей во временной области (КРВО, FDTD). <text:span text:style-name="T4">Алгоритм и о</text:span>сновные соотношения.</text:p>
        </text:list-item>
        <text:list-item>
          <text:p text:style-name="P4"> Критерий устойчивости метода FDTD. Число Куранта.</text:p>
        </text:list-item>
        <text:list-item>
          <text:p text:style-name="P4"> Одномерный метод FDTD. Граничные условия <text:span text:style-name="T4">на краях области моделирования </text:span>с использованием идеальных электрического и магнитного проводников.</text:p>
        </text:list-item>
        <text:list-item>
          <text:p text:style-name="P4"> Жесткий» и «мягкий» (аддитивный) источники возбуждения.</text:p>
        </text:list-item>
        <text:list-item>
          <text:p text:style-name="P4"> Метод полного поля / рассеянного поля (Total Field / Scattered field, TFSF).</text:p>
        </text:list-item>
        <text:list-item>
          <text:p text:style-name="P4"> Моделирование распространения электромагнитной волны в среде с потерями.</text:p>
        </text:list-item>
        <text:list-item>
          <text:p text:style-name="P4"> Граничные условия с использованием <text:span text:style-name="T4">полностью согласованного слоя</text:span>.</text:p>
        </text:list-item>
        <text:list-item>
          <text:p text:style-name="P4"> Уравнения адвекции.</text:p>
        </text:list-item>
        <text:list-item>
          <text:p text:style-name="P4"> Поглощающие граничные условия первой степени.</text:p>
        </text:list-item>
        <text:list-item>
          <text:p text:style-name="P4"><text:span text:style-name="T4"> Запись п</text:span>оглощающи<text:span text:style-name="T4">х</text:span> граничны<text:span text:style-name="T4">х</text:span> услови<text:span text:style-name="T4">й</text:span> первой степени <text:span text:style-name="T4">с использованием дискретных операторов</text:span>.</text:p>
        </text:list-item>
        <text:list-item>
          <text:p text:style-name="P4"><text:soft-page-break/> Поглощающие граничные условия второй степени.</text:p>
        </text:list-item>
        <text:list-item>
          <text:p text:style-name="P2"> Источники возбуждения. Гауссов импульс.</text:p>
        </text:list-item>
        <text:list-item>
          <text:p text:style-name="P2"> <text:span text:style-name="T4">Уравнение плоской волны для гауссова импульса в дискретном виде.</text:span></text:p>
        </text:list-item>
        <text:list-item>
          <text:p text:style-name="P2"> Источники возбуждения. Дифференцированный гауссов импульс.</text:p>
        </text:list-item>
        <text:list-item>
          <text:p text:style-name="P2"> Источники возбуждения. Модулированный гауссов импульс.</text:p>
        </text:list-item>
        <text:list-item>
          <text:p text:style-name="P2"> <text:span text:style-name="T4">Уравнение плоской волны для модулированного гауссова импульса в дискретном виде.</text:span></text:p>
        </text:list-item>
        <text:list-item>
          <text:p text:style-name="P2"> Источники возбуждения. Вейвлет Рикера.</text:p>
        </text:list-item>
        <text:list-item>
          <text:p text:style-name="P2"> Источники возбуждения. Гармонический сигнал.</text:p>
        </text:list-item>
        <text:list-item>
          <text:p text:style-name="P2"> <text:span text:style-name="T4">Уравнение плоской волны для синусоидального в дискретном виде.</text:span></text:p>
        </text:list-item>
        <text:list-item>
          <text:p text:style-name="P4"> Источники погрешности метода FDTD. Численная дисперсия.</text:p>
        </text:list-item>
        <text:list-item>
          <text:p text:style-name="P4"> Двумерный метод FDTD. Особенности, связанные с поляризацией электромагнитных волн.</text:p>
        </text:list-item>
        <text:list-item>
          <text:p text:style-name="P5"><text:span text:style-name="T2"> Двумерный метод FDTD для поляризации TM</text:span><text:span text:style-name="T1">Z</text:span><text:span text:style-name="T2">. Основные соотношения. Особенности пространственной сетки.</text:span></text:p>
        </text:list-item>
        <text:list-item>
          <text:p text:style-name="P5"><text:span text:style-name="T2"> Двумерный метод FDTD для поляризации TE</text:span><text:span text:style-name="T1">Z</text:span><text:span text:style-name="T2">. Основные соотношения. Особенности пространственной сетки.</text:span></text:p>
        </text:list-item>
        <text:list-item>
          <text:p text:style-name="P4"> Стабильность двумерного метода FDTD.</text:p>
        </text:list-item>
        <text:list-item>
          <text:p text:style-name="P2"> Модификации метода FDT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9:28:47.858943632</meta:creation-date>
    <dc:date>2019-04-30T09:18:14.737143796</dc:date>
    <meta:editing-duration>PT59M1S</meta:editing-duration>
    <meta:editing-cycles>20</meta:editing-cycles>
    <meta:generator>LibreOffice/6.2.2.2$Linux_X86_64 LibreOffice_project/5daaa0e719eb4f073b63de04e0910785ad81fe7a</meta:generator>
    <meta:document-statistic meta:table-count="0" meta:image-count="0" meta:object-count="0" meta:page-count="2" meta:paragraph-count="34" meta:word-count="260" meta:character-count="2147" meta:non-whitespace-character-count="1920"/>
  </office:meta>
</office:document-meta>
</file>